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_5f_102_5f_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_102_c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Workload a</text:p>
          </table:table-cell>
          <table:table-cell table:number-columns-repeated="5"/>
          <table:table-cell table:style-name="ce1" office:value-type="string" calcext:value-type="string">
            <text:p>Workload 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isk Throughput</text:p>
          </table:table-cell>
          <table:table-cell table:style-name="ce1" office:value-type="string" calcext:value-type="string">
            <text:p>ssdThroughput</text:p>
          </table:table-cell>
          <table:table-cell table:number-columns-repeated="3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isk Throughput</text:p>
          </table:table-cell>
          <table:table-cell table:style-name="ce1" office:value-type="string" calcext:value-type="string">
            <text:p>ssdThroughput</text:p>
          </table:table-cell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804.282294095626" calcext:value-type="float">
            <text:p>804.282294095626</text:p>
          </table:table-cell>
          <table:table-cell table:style-name="ce2" office:value-type="float" office:value="3511.02784678094" calcext:value-type="float">
            <text:p>3511.02784678094</text:p>
          </table:table-cell>
          <table:table-cell table:style-name="ce3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2535.81798619536" calcext:value-type="float">
            <text:p>2535.81798619536</text:p>
          </table:table-cell>
          <table:table-cell table:style-name="ce2" office:value-type="float" office:value="3020.86471471678" calcext:value-type="float">
            <text:p>3020.8647147167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1297.91650711445" calcext:value-type="float">
            <text:p>1297.91650711445</text:p>
          </table:table-cell>
          <table:table-cell table:style-name="ce2" office:value-type="float" office:value="7128.78167007883" calcext:value-type="float">
            <text:p>7128.78167007883</text:p>
          </table:table-cell>
          <table:table-cell table:style-name="ce3"/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2" office:value-type="float" office:value="5196.93477281108" calcext:value-type="float">
            <text:p>5196.93477281108</text:p>
          </table:table-cell>
          <table:table-cell table:style-name="ce2" office:value-type="float" office:value="8149.41246099594" calcext:value-type="float">
            <text:p>8149.4124609959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2482.5659730525" calcext:value-type="float">
            <text:p>2482.5659730525</text:p>
          </table:table-cell>
          <table:table-cell table:style-name="ce2" office:value-type="float" office:value="15378.6554324769" calcext:value-type="float">
            <text:p>15378.6554324769</text:p>
          </table:table-cell>
          <table:table-cell table:style-name="ce3"/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2" office:value-type="float" office:value="7583.47168215466" calcext:value-type="float">
            <text:p>7583.47168215466</text:p>
          </table:table-cell>
          <table:table-cell table:style-name="ce2" office:value-type="float" office:value="16588.8631003901" calcext:value-type="float">
            <text:p>16588.86310039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Workload b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isk Throughput</text:p>
          </table:table-cell>
          <table:table-cell table:style-name="ce1" office:value-type="string" calcext:value-type="string">
            <text:p>ssdThroughput</text:p>
          </table:table-cell>
          <table:table-cell table:number-columns-repeated="3"/>
          <table:table-cell table:style-name="ce1" office:value-type="string" calcext:value-type="string">
            <text:p>Workload f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626.25436350985" calcext:value-type="float">
            <text:p>2626.25436350985</text:p>
          </table:table-cell>
          <table:table-cell table:style-name="ce2" office:value-type="float" office:value="3371.87619638938" calcext:value-type="float">
            <text:p>3371.87619638938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isk Throughput</text:p>
          </table:table-cell>
          <table:table-cell table:style-name="ce1" office:value-type="string" calcext:value-type="string">
            <text:p>ssdThroughput</text:p>
          </table:table-cell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3866.61294136946" calcext:value-type="float">
            <text:p>3866.61294136946</text:p>
          </table:table-cell>
          <table:table-cell table:style-name="ce2" office:value-type="float" office:value="7696.27917636912" calcext:value-type="float">
            <text:p>7696.27917636912</text:p>
          </table:table-cell>
          <table:table-cell table:style-name="ce3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658.029469065276" calcext:value-type="float">
            <text:p>658.029469065276</text:p>
          </table:table-cell>
          <table:table-cell table:style-name="ce2" office:value-type="float" office:value="2085.15761749104" calcext:value-type="float">
            <text:p>2085.1576174910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7623.68296702878" calcext:value-type="float">
            <text:p>7623.68296702878</text:p>
          </table:table-cell>
          <table:table-cell table:style-name="ce2" office:value-type="float" office:value="13963.745269254" calcext:value-type="float">
            <text:p>13963.745269254</text:p>
          </table:table-cell>
          <table:table-cell table:style-name="ce3"/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2" office:value-type="float" office:value="1110.65654476065" calcext:value-type="float">
            <text:p>1110.65654476065</text:p>
          </table:table-cell>
          <table:table-cell table:style-name="ce2" office:value-type="float" office:value="4727.26618927164" calcext:value-type="float">
            <text:p>4727.26618927164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16" calcext:value-type="float">
            <text:p>16</text:p>
          </table:table-cell>
          <table:table-cell table:style-name="ce2" office:value-type="float" office:value="2033.0707340933" calcext:value-type="float">
            <text:p>2033.0707340933</text:p>
          </table:table-cell>
          <table:table-cell table:style-name="ce2" office:value-type="float" office:value="12258.2335916235" calcext:value-type="float">
            <text:p>12258.233591623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Workload c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Disk Throughput</text:p>
          </table:table-cell>
          <table:table-cell table:style-name="ce1" office:value-type="string" calcext:value-type="string">
            <text:p>ssdThroughput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901.02396016315" calcext:value-type="float">
            <text:p>2901.02396016315</text:p>
          </table:table-cell>
          <table:table-cell table:style-name="ce2" office:value-type="float" office:value="2738.09855297555" calcext:value-type="float">
            <text:p>2738.0985529755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8188.30441110428" calcext:value-type="float">
            <text:p>8188.30441110428</text:p>
          </table:table-cell>
          <table:table-cell table:style-name="ce2" office:value-type="float" office:value="8055.60189849093" calcext:value-type="float">
            <text:p>8055.60189849093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float" office:value="12500.9594597698" calcext:value-type="float">
            <text:p>12500.9594597698</text:p>
          </table:table-cell>
          <table:table-cell table:style-name="ce2" office:value-type="float" office:value="16276.6142410134" calcext:value-type="float">
            <text:p>16276.6142410134</text:p>
          </table:table-cell>
          <table:table-cell table:style-name="ce3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_5f_102_5f_c" style:display-name="PageStyle_1_102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0"/>
    <meta:generator>LibreOfficeDev/6.0.5.2$Linux_X86_64 LibreOffice_project/</meta:generator>
  </office:meta>
</office:document-meta>
</file>